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number-rows-repeated="45">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number-rows-repeated="116">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m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18:39.48661325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2T17:14:52.598746765</dc:date>
    <meta:editing-duration>PT21H27M13S</meta:editing-duration>
    <meta:editing-cycles>309</meta:editing-cycles>
    <meta:generator>LibreOffice/5.1.6.2$Linux_X86_64 LibreOffice_project/10m0$Build-2</meta:generator>
    <meta:document-statistic meta:table-count="4" meta:cell-count="6686" meta:object-count="0"/>
  </office:meta>
</office:document-meta>
</file>